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5.75cm" fo:min-width="2.834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3.416cm" fo:min-width="2.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084cm" fo:min-width="0.167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draw:marker-start-width="0.275cm" draw:marker-end-width="0.275cm"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28cm" fo:min-width="3.266cm"/>
    </style:style>
    <style:style style:name="gr7" style:family="graphic" style:parent-style-name="objectwithoutfill">
      <style:graphic-properties svg:stroke-width="0.05cm" draw:marker-start-width="0.275cm" draw:marker-end="Extrémités_20_de_20_flèche_20_1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28cm" fo:min-width="2.5cm"/>
    </style:style>
    <style:style style:name="gr9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95cm" fo:min-width="0.722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95cm" fo:min-width="0.684cm"/>
    </style:style>
    <style:style style:name="gr1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95cm" fo:min-width="0.933cm"/>
    </style:style>
    <style:style style:name="gr12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95cm" fo:min-width="0.97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T4" style:family="text">
      <style:text-properties style:font-name="Liberation Sans" fo:font-size="10pt" style:font-name-asian="Liberation Sans3" style:font-size-asian="10pt" style:font-name-complex="Liberation Sans3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334cm" svg:height="6cm" svg:x="1.666cm" svg:y="2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cm" svg:height="3.666cm" svg:x="14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67cm" svg:height="1.334cm" svg:x="8.666cm" svg:y="3.66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cm" svg:y1="6cm" svg:x2="14cm" svg:y2="6cm">
          <text:p/>
        </draw:line>
        <draw:line draw:style-name="gr4" draw:text-style-name="P1" draw:layer="layout" svg:x1="5cm" svg:y1="7cm" svg:x2="14cm" svg:y2="7cm">
          <text:p/>
        </draw:line>
        <draw:line draw:style-name="gr4" draw:text-style-name="P1" draw:layer="layout" svg:x1="9cm" svg:y1="5cm" svg:x2="9cm" svg:y2="7cm">
          <text:p/>
        </draw:line>
        <draw:line draw:style-name="gr4" draw:text-style-name="P1" draw:layer="layout" svg:x1="11cm" svg:y1="5cm" svg:x2="11cm" svg:y2="6cm">
          <text:p/>
        </draw:line>
        <draw:custom-shape draw:style-name="gr3" draw:text-style-name="P1" draw:layer="layout" svg:width="0.667cm" svg:height="1.334cm" svg:x="10.666cm" svg:y="3.66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cm" svg:y1="3cm" svg:x2="9cm" svg:y2="3.666cm">
          <text:p/>
        </draw:line>
        <draw:line draw:style-name="gr4" draw:text-style-name="P1" draw:layer="layout" svg:x1="11cm" svg:y1="2.333cm" svg:x2="11cm" svg:y2="3.666cm">
          <text:p/>
        </draw:line>
        <draw:line draw:style-name="gr4" draw:text-style-name="P1" draw:layer="layout" svg:x1="9cm" svg:y1="3cm" svg:x2="11cm" svg:y2="3cm">
          <text:p/>
        </draw:line>
        <draw:line draw:style-name="gr4" draw:text-style-name="P1" draw:layer="layout" svg:x1="10.666cm" svg:y1="2.333cm" svg:x2="11.333cm" svg:y2="2.333cm">
          <text:p/>
        </draw:line>
        <draw:custom-shape draw:style-name="gr5" draw:text-style-name="P1" draw:layer="layout" svg:width="0.27cm" svg:height="0.27cm" svg:x="8.865cm" svg:y="6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7cm" svg:height="0.27cm" svg:x="10.866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3.766cm" svg:height="0.878cm" svg:x="1.466cm" svg:y="1.9cm">
          <draw:text-box>
            <text:p><text:span text:style-name="T1">Atmega328P</text:span></text:p>
          </draw:text-box>
        </draw:frame>
        <draw:line draw:style-name="gr7" draw:text-style-name="P1" draw:layer="layout" svg:x1="6.666cm" svg:y1="7cm" svg:x2="7cm" svg:y2="7cm">
          <text:p/>
        </draw:line>
        <draw:frame draw:style-name="gr8" draw:text-style-name="P2" draw:layer="layout" svg:width="3cm" svg:height="0.878cm" svg:x="14cm" svg:y="4.233cm">
          <draw:text-box>
            <text:p><text:span text:style-name="T1">MPU9150</text:span></text:p>
          </draw:text-box>
        </draw:frame>
        <draw:frame draw:style-name="gr9" draw:text-style-name="P3" draw:layer="layout" svg:width="1.222cm" svg:height="0.645cm" svg:x="3.9cm" svg:y="5.666cm">
          <draw:text-box>
            <text:p><text:span text:style-name="T2">SDA</text:span></text:p>
          </draw:text-box>
        </draw:frame>
        <draw:frame draw:style-name="gr10" draw:text-style-name="P3" draw:layer="layout" svg:width="1.184cm" svg:height="0.645cm" svg:x="3.9cm" svg:y="6.667cm">
          <draw:text-box>
            <text:p><text:span text:style-name="T2">SCL</text:span></text:p>
          </draw:text-box>
        </draw:frame>
        <draw:frame draw:style-name="gr9" draw:text-style-name="P3" draw:layer="layout" svg:width="1.222cm" svg:height="0.645cm" svg:x="13.9cm" svg:y="5.667cm">
          <draw:text-box>
            <text:p><text:span text:style-name="T2">SDA</text:span></text:p>
          </draw:text-box>
        </draw:frame>
        <draw:frame draw:style-name="gr10" draw:text-style-name="P3" draw:layer="layout" svg:width="1.184cm" svg:height="0.645cm" svg:x="13.9cm" svg:y="6.668cm">
          <draw:text-box>
            <text:p><text:span text:style-name="T2">SCL</text:span></text:p>
          </draw:text-box>
        </draw:frame>
        <draw:frame draw:style-name="gr11" draw:text-style-name="P3" draw:layer="layout" svg:width="1.433cm" svg:height="0.645cm" svg:x="11.333cm" svg:y="4cm">
          <draw:text-box>
            <text:p><text:span text:style-name="T2">10 k</text:span><text:span text:style-name="T3">Ω</text:span></text:p>
          </draw:text-box>
        </draw:frame>
        <draw:frame draw:style-name="gr11" draw:text-style-name="P3" draw:layer="layout" svg:width="1.433cm" svg:height="0.645cm" svg:x="7.333cm" svg:y="4.021cm">
          <draw:text-box>
            <text:p><text:span text:style-name="T2">10 k</text:span><text:span text:style-name="T3">Ω</text:span></text:p>
          </draw:text-box>
        </draw:frame>
        <draw:frame draw:style-name="gr9" draw:text-style-name="P3" draw:layer="layout" svg:width="1.222cm" svg:height="0.645cm" svg:x="10.426cm" svg:y="1.751cm">
          <draw:text-box>
            <text:p><text:span text:style-name="T2">3.3V</text:span></text:p>
          </draw:text-box>
        </draw:frame>
        <draw:custom-shape draw:style-name="gr5" draw:text-style-name="P1" draw:layer="layout" svg:width="0.27cm" svg:height="0.27cm" svg:x="10.867cm" svg:y="2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533cm" svg:y1="6cm" svg:x2="6.867cm" svg:y2="6cm">
          <text:p/>
        </draw:line>
        <draw:frame draw:style-name="gr12" draw:text-style-name="P3" draw:layer="layout" svg:width="1.472cm" svg:height="0.645cm" svg:x="6cm" svg:y="5.333cm">
          <draw:text-box>
            <text:p><text:span text:style-name="T2">i </text:span><text:span text:style-name="T3">≈</text:span><text:span text:style-name="T4"> 0 A</text:span></text:p>
          </draw:text-box>
        </draw:frame>
        <draw:frame draw:style-name="gr12" draw:text-style-name="P3" draw:layer="layout" svg:width="1.472cm" svg:height="0.645cm" svg:x="6cm" svg:y="6.333cm">
          <draw:text-box>
            <text:p><text:span text:style-name="T2">i </text:span><text:span text:style-name="T3">≈</text:span><text:span text:style-name="T4"> 0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15T12:36:20.282087705</dc:date>
    <meta:editing-duration>PT7M11S</meta:editing-duration>
    <meta:editing-cycles>2</meta:editing-cycles>
    <meta:generator>LibreOffice/4.3.3.2$Linux_x86 LibreOffice_project/430m0$Build-2</meta:generator>
    <meta:document-statistic meta:object-count="28"/>
  </office:meta>
</office:document-meta>
</file>